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fo:font-weight="bold" style:font-size-asian="11pt" style:font-weight-asian="bold" style:font-size-complex="11pt" style:font-weight-complex="bold"/>
    </style:style>
    <style:style style:name="P2" style:family="paragraph" style:parent-style-name="Standard">
      <style:text-properties style:font-name="Arial" fo:font-size="11pt" style:font-size-asian="11pt" style:font-size-complex="11pt"/>
    </style:style>
    <style:style style:name="P3" style:family="paragraph" style:parent-style-name="Standard">
      <style:text-properties style:font-name="Arial" fo:font-size="11pt" fo:font-weight="normal" style:font-size-asian="11pt" style:font-weight-asian="normal" style:font-size-complex="11pt" style:font-weight-complex="normal"/>
    </style:style>
    <style:style style:name="P4" style:family="paragraph" style:parent-style-name="Standard">
      <style:paragraph-properties fo:break-before="page"/>
      <style:text-properties style:font-name="Arial" fo:font-size="11pt" fo:font-weight="bold" style:font-size-asian="11pt" style:font-weight-asian="bold" style:font-size-complex="11pt"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brief timeline</text:p>
      <text:p text:style-name="P2"/>
      <text:p text:style-name="P2">Characters: Sair (talking ship), Bert (Border Station Person), Al (Alliance Person)</text:p>
      <text:p text:style-name="P2"/>
      <text:p text:style-name="P2">&gt; Travelling</text:p>
      <text:p text:style-name="P2">o At a place</text:p>
      <text:p text:style-name="P2">x Performing a mission</text:p>
      <text:p text:style-name="P2"/>
      <text:p text:style-name="P3">&gt; Travelling to Border Station for the first time</text:p>
      <text:p text:style-name="P3">Talking with: Sair, the talking ship</text:p>
      <text:p text:style-name="P3">Topic: You have made it through the examination. Don't think that'll help you a lot now though. The sector is troubled right now.</text:p>
      <text:p text:style-name="P3"/>
      <text:p text:style-name="P1">Tutorial</text:p>
      <text:p text:style-name="P3"/>
      <text:p text:style-name="P3">o At the Border Station</text:p>
      <text:p text:style-name="P3">Talking with: Bert, the Border Station person. Connections to your education, and probably to the Alliance.</text:p>
      <text:p text:style-name="P3">Topic: Welcome! We will need you here. It might be challenging though, so I recommend you to take the tutorial simulation.</text:p>
      <text:p text:style-name="P3"/>
      <text:p text:style-name="P3">x Simulation commencing. You learn about flight basics, primary weapons and such.</text:p>
      <text:p text:style-name="P3"/>
      <text:p text:style-name="P1">First mission</text:p>
      <text:p text:style-name="P3"/>
      <text:p text:style-name="P3">o Border Station with Bert</text:p>
      <text:p text:style-name="P3">We have a problem, and would need your help. Rebel attacks are a common problem. We have heard about forces gathering in an asteroid belt not long from here. At the moment we don't have ships to spare. Could you scout? If you find anything, communicate it directly.</text:p>
      <text:p text:style-name="P3"/>
      <text:p text:style-name="P3">&gt; Travelling to asteroid belt, talking with Sair</text:p>
      <text:p text:style-name="P3">I'm not sure I like this. The probabilities for this becoming high-risk is low, but still significant.</text:p>
      <text:p text:style-name="P3"/>
      <text:p text:style-name="P3">ox Looking around at the asteroid belt</text:p>
      <text:p text:style-name="P3">It looks fine. No, it's not. Quickly, pull out!</text:p>
      <text:p text:style-name="P3"/>
      <text:p text:style-name="P3">&gt; Travelling a little bit away, sending radio signal. Quickly a group of ships arrive.</text:p>
      <text:p text:style-name="P3">You should join us, you might learn a thing or two!</text:p>
      <text:p text:style-name="P3"/>
      <text:p text:style-name="P3">x Attacking the rebels, finishing them of together.</text:p>
      <text:p text:style-name="P3"/>
      <text:p text:style-name="P3">o Meteors after attack</text:p>
      <text:p text:style-name="P3">Well done! You are getting skin on your nose. There will be a lot of jobs for someone like you. Let's go back.</text:p>
      <text:p text:style-name="P3"/>
      <text:p text:style-name="P3">o Border Station, talking with Bert</text:p>
      <text:p text:style-name="P3">Well done! Those rebels have become more and more of a problem lately. Like life isn't hard enough as it is. We are relatively wealthy part of the sector, and look at us, trying to make a living.</text:p>
      <text:p text:style-name="P3">There will be a lot of opportunities for you around here. The Alliance is struggling hard with keeping things under control, and on top of that, the increasing rebel attacks.</text:p>
      <text:p text:style-name="P3">You should go to Highfence. I will send them a recommendation letter, I'm certain you will find more to do there.</text:p>
      <text:p text:style-name="P3"/>
      <text:p text:style-name="P1"/>
      <text:p text:style-name="P4">Mission 2: Protect the Freighter</text:p>
      <text:p text:style-name="P1"><text:span text:style-name="T1"/></text:p>
      <text:p text:style-name="P1"><text:span text:style-name="T1">&gt; Travelling to Highfence, talking with Sair</text:span></text:p>
      <text:p text:style-name="P1"><text:span text:style-name="T1">So, it looks like we have a good start. The sector seems more troubled than I expected though. There seems to be a lot going on under the surface. We should contact those Alliance people and see what we will learn.</text:span></text:p>
      <text:p text:style-name="P1"><text:span text:style-name="T1"/></text:p>
      <text:p text:style-name="P1"><text:span text:style-name="T1">o At Highfence, talking with Alliance person Al</text:span></text:p>
      <text:p text:style-name="P1"><text:span text:style-name="T1">I heard from Bert that you did well at the Border Station. Nice! Welcome to us! We definitely have more work for you.</text:span></text:p>
      <text:p text:style-name="P1"><text:span text:style-name="T1">As you heard those rebels makes life hard for us. They are not targeting bigger planets or stations, and only sometimes smaller stations, but they are repeatedly targeting the transports. Earlier we could transport without any guards, but now, a small guard is not always enough. We have a transport that soon will leave for Soelara. It is important that it reaches its goal. We already have a guard, but would like you to participate if you are able. We have heard about rebel sightings on the way, so it might not be a semester trip.</text:span></text:p>
      <text:p text:style-name="P1"><text:span text:style-name="T1"/></text:p>
      <text:p text:style-name="P1"><text:span text:style-name="T1">&gt;x Travelling from Highfence to Soelara together with the freighter ship</text:span></text:p>
      <text:p text:style-name="P1"><text:span text:style-name="T1">Sair: I wonder who those rebels are.</text:span></text:p>
      <text:p text:style-name="P1"><text:span text:style-name="T1">Fellow ship: They have always been around. Earlier they were a small group of radical people who either didn't like the Alliance, or was desperate to get something to do. They have been growing steadily for a long time now. I believe we should stop them by force before they becomes too big.</text:span></text:p>
      <text:p text:style-name="P1"><text:span text:style-name="T1">Rebel attacks!</text:span></text:p>
      <text:p text:style-name="P1"><text:span text:style-name="T1">Sair: They are so coordinated, this can't just be random groups, they must have a command somewhere.</text:span></text:p>
      <text:p text:style-name="P1"><text:span text:style-name="T1"/></text:p>
      <text:p text:style-name="P1"><text:span text:style-name="T1">o At Soelara</text:span></text:p>
      <text:p text:style-name="P1"><text:span text:style-name="T1">Soelara-Person: We are very thankful! Without you the transport might have failed. Highfence is providing us with fusion material, if the rebels manage to cut of their transport we'll have a hard time keeping this place with energy.</text:span></text:p>
      <text:p text:style-name="P1"><text:span text:style-name="T1">You should probably go back to Highfence and report. (Introduce Beacons properly here!!)</text:span></text:p>
      <text:p text:style-name="P1"><text:span text:style-name="T1">(Also, good opening for a side-mission here).</text:span></text:p>
      <text:p text:style-name="P1"><text:span text:style-name="T1"/></text:p>
      <text:p text:style-name="P1"><text:span text:style-name="T1">&gt; During hyperspeed, talking with Sair</text:span></text:p>
      <text:p text:style-name="P1"><text:span text:style-name="T1">Sair: Amazing! I have only heard about this, never experienced it before. I guess it burns a lot of energy even for our small ship though. I can understand why they not are using it for their transports.</text:span></text:p>
      <text:p text:style-name="P1"><text:span text:style-name="T1"/></text:p>
      <text:p text:style-name="P1">Alliance mission 1 - For now, Attack on Rebels, we'll see if we want another between l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8M8S</meta:editing-duration>
    <meta:editing-cycles>4</meta:editing-cycles>
    <meta:generator>OpenOffice.org/3.4.1$Win32 OpenOffice.org_project/341m1$Build-9593</meta:generator>
    <dc:date>2014-09-20T09:45:36.66</dc:date>
    <meta:document-statistic meta:table-count="0" meta:image-count="0" meta:object-count="0" meta:page-count="2" meta:paragraph-count="47" meta:word-count="760" meta:character-count="4289"/>
    <meta:user-defined meta:name="Info 1"/>
    <meta:user-defined meta:name="Info 2"/>
    <meta:user-defined meta:name="Info 3"/>
    <meta:user-defined meta:name="Info 4"/>
  </office:meta>
</office:document-meta>
</file>